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309cm" style:rel-column-width="1309*"/>
    </style:style>
    <style:style style:name="Tabela1.B" style:family="table-column">
      <style:table-column-properties style:column-width="14.691cm" style:rel-column-width="8329*"/>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1.4" style:family="table-row">
      <style:table-row-properties style:min-row-height="0.72cm"/>
    </style:style>
    <style:style style:name="P1" style:family="paragraph" style:parent-style-name="Standard">
      <style:paragraph-properties fo:text-align="justify" style:justify-single-word="false"/>
      <style:text-properties fo:font-size="11pt" officeooo:rsid="0012d6c0" officeooo:paragraph-rsid="0012d6c0" style:font-size-asian="11pt" style:font-size-complex="11pt"/>
    </style:style>
    <style:style style:name="P2" style:family="paragraph" style:parent-style-name="Standard">
      <style:paragraph-properties fo:text-align="justify" style:justify-single-word="false"/>
      <style:text-properties fo:font-size="11pt" officeooo:paragraph-rsid="0012dd06" style:font-size-asian="11pt" style:font-size-complex="11pt"/>
    </style:style>
    <style:style style:name="P3" style:family="paragraph" style:parent-style-name="Standard">
      <style:paragraph-properties fo:text-align="justify" style:justify-single-word="false"/>
      <style:text-properties fo:font-size="11pt" officeooo:paragraph-rsid="0017a429" style:font-size-asian="11pt" style:font-size-complex="11pt"/>
    </style:style>
    <style:style style:name="P4" style:family="paragraph" style:parent-style-name="Standard">
      <style:paragraph-properties fo:text-align="justify" style:justify-single-word="false"/>
      <style:text-properties fo:font-size="11pt" officeooo:rsid="0012dd06" officeooo:paragraph-rsid="0012dd06" style:font-size-asian="11pt" style:font-size-complex="11pt"/>
    </style:style>
    <style:style style:name="P5" style:family="paragraph" style:parent-style-name="Standard" style:list-style-name="L1">
      <style:paragraph-properties fo:text-align="justify" style:justify-single-word="false"/>
      <style:text-properties fo:font-size="11pt" officeooo:rsid="0012dd06" officeooo:paragraph-rsid="0012dd06" style:font-size-asian="11pt" style:font-size-complex="11pt"/>
    </style:style>
    <style:style style:name="P6" style:family="paragraph" style:parent-style-name="Standard">
      <style:paragraph-properties fo:text-align="justify" style:justify-single-word="false"/>
      <style:text-properties fo:font-size="11pt" officeooo:rsid="0012dd06" officeooo:paragraph-rsid="0019284d" style:font-size-asian="11pt" style:font-size-complex="11pt"/>
    </style:style>
    <style:style style:name="P7" style:family="paragraph" style:parent-style-name="Standard">
      <style:paragraph-properties fo:text-align="justify" style:justify-single-word="false"/>
      <style:text-properties fo:font-size="11pt" officeooo:rsid="00144bcf" officeooo:paragraph-rsid="00144bcf" style:font-size-asian="11pt" style:font-size-complex="11pt"/>
    </style:style>
    <style:style style:name="P8" style:family="paragraph" style:parent-style-name="Standard" style:list-style-name="L1">
      <style:paragraph-properties fo:text-align="justify" style:justify-single-word="false"/>
      <style:text-properties fo:font-size="11pt" officeooo:rsid="00144bcf" officeooo:paragraph-rsid="00144bcf" style:font-size-asian="11pt" style:font-size-complex="11pt"/>
    </style:style>
    <style:style style:name="P9" style:family="paragraph" style:parent-style-name="Standard">
      <style:paragraph-properties fo:text-align="justify" style:justify-single-word="false"/>
      <style:text-properties fo:font-size="11pt" officeooo:rsid="00168676" officeooo:paragraph-rsid="00168676" style:font-size-asian="11pt" style:font-size-complex="11pt"/>
    </style:style>
    <style:style style:name="P10" style:family="paragraph" style:parent-style-name="Standard">
      <style:paragraph-properties fo:text-align="justify" style:justify-single-word="false"/>
      <style:text-properties fo:font-size="11pt" fo:font-weight="normal" officeooo:rsid="0019284d" officeooo:paragraph-rsid="0019284d"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97089" officeooo:paragraph-rsid="00197089"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bold" officeooo:rsid="00197089" officeooo:paragraph-rsid="00197089" style:font-size-asian="11pt" style:font-weight-asian="bold" style:font-size-complex="11pt" style:font-weight-complex="bold"/>
    </style:style>
    <style:style style:name="P13" style:family="paragraph" style:parent-style-name="Table_20_Contents">
      <style:paragraph-properties fo:text-align="justify" style:justify-single-word="false"/>
      <style:text-properties fo:font-size="11pt" style:font-size-asian="11pt" style:font-size-complex="11pt"/>
    </style:style>
    <style:style style:name="P14" style:family="paragraph" style:parent-style-name="Table_20_Contents">
      <style:paragraph-properties fo:text-align="justify" style:justify-single-word="false"/>
      <style:text-properties fo:font-size="11pt" officeooo:rsid="0012dd06" officeooo:paragraph-rsid="0012dd06" style:font-size-asian="11pt" style:font-size-complex="11pt"/>
    </style:style>
    <style:style style:name="P15" style:family="paragraph" style:parent-style-name="Table_20_Contents">
      <style:paragraph-properties fo:text-align="justify" style:justify-single-word="false"/>
      <style:text-properties fo:font-size="11pt" officeooo:rsid="00144bcf" officeooo:paragraph-rsid="00144bcf" style:font-size-asian="11pt" style:font-size-complex="11pt"/>
    </style:style>
    <style:style style:name="P16" style:family="paragraph" style:parent-style-name="Table_20_Contents">
      <style:paragraph-properties fo:text-align="justify" style:justify-single-word="false"/>
      <style:text-properties fo:font-size="11pt" officeooo:rsid="00168676" officeooo:paragraph-rsid="00168676" style:font-size-asian="11pt" style:font-size-complex="11pt"/>
    </style:style>
    <style:style style:name="T1" style:family="text">
      <style:text-properties officeooo:rsid="0012d6c0"/>
    </style:style>
    <style:style style:name="T2" style:family="text">
      <style:text-properties officeooo:rsid="0012dd06"/>
    </style:style>
    <style:style style:name="T3" style:family="text">
      <style:text-properties officeooo:rsid="00144bcf"/>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a4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BI proporciona a análise de dados brutos com intuito de obter informações valiosas para o negócio. Com ele podemos filtrar e criar indicadores para analisar vendas, tendências de mercado, desenvolver sistemas de recomendação de produtos e até mesmo, em aplicações mais específicas, tentar prever o volume de vendas em determinadas épocas do ano. </text:p>
      <text:p text:style-name="P1"/>
      <text:p text:style-name="P1">Com essas informações é possível criar relatórios, planilhas e dashboards interativos que podem ajudar setores de uma empresa a tomar decisões estratégicas como promoções ou otimização do estoque para, por exemplo, garantir que os produtos mais vendidos em determinada época, estejam sempre disponíveis e sejam suficientes para suprir a demanda de vendas. </text:p>
      <text:p text:style-name="P1"/>
      <text:p text:style-name="P3"><text:span text:style-name="T1">Para exemplificar, analisaremos alguns indicadores a partir de dados de vendas obtidos de histórico de vendas </text:span><text:span text:style-name="T2">em um banco de dados. Os</text:span><text:span text:style-name="T7"> dados são fictícios e foram criados com proporções próximas ao cenário real, incluindo uma modificação na geração dos itens de cada pedido, onde os produtos com menor valor unitário tem maior probabilidade de aparecerem em maior quantidade dentro do pedido. Os dados foram gerados em um banco de dados Firebird 5.0 usando um script Python.</text:span><text:span text:style-name="T2"> </text:span></text:p>
      <text:p text:style-name="P3"/>
      <text:p text:style-name="P3"><text:span text:style-name="T2">É possível manipular e processar os dados </text:span><text:span text:style-name="T7">com auxílio de diversos softwares, como PowerBI, Google Data Studio, Tableau, Oracle BI, etc.</text:span><text:span text:style-name="T2"> mas nesse exercício utilizamos o Python com as bibliotecas: </text:span></text:p>
      <text:p text:style-name="P2"/>
      <table:table table:name="Tabela1" table:style-name="Tabela1">
        <table:table-column table:style-name="Tabela1.A"/>
        <table:table-column table:style-name="Tabela1.B"/>
        <table:table-row>
          <table:table-cell table:style-name="Tabela1.A1" office:value-type="string">
            <text:p text:style-name="P2"><text:span text:style-name="T2">Pandas</text:span></text:p>
          </table:table-cell>
          <table:table-cell table:style-name="Tabela1.B1" office:value-type="string">
            <text:p text:style-name="P13"><text:span text:style-name="T2">Para manipulação de estruturas de dados</text:span></text:p>
          </table:table-cell>
        </table:table-row>
        <table:table-row>
          <table:table-cell table:style-name="Tabela1.A2" office:value-type="string">
            <text:p text:style-name="P2"><text:span text:style-name="T2">FDB</text:span></text:p>
          </table:table-cell>
          <table:table-cell table:style-name="Tabela1.B2" office:value-type="string">
            <text:p text:style-name="P14">Para acesso ao banco de dados Firebird</text:p>
          </table:table-cell>
        </table:table-row>
        <table:table-row>
          <table:table-cell table:style-name="Tabela1.A2" office:value-type="string">
            <text:p text:style-name="P2"><text:span text:style-name="T2">Matplolib</text:span></text:p>
          </table:table-cell>
          <table:table-cell table:style-name="Tabela1.B2" office:value-type="string">
            <text:p text:style-name="P14">Para visualização e criação de gráficos</text:p>
          </table:table-cell>
        </table:table-row>
        <table:table-row table:style-name="Tabela1.4">
          <table:table-cell table:style-name="Tabela1.A2" office:value-type="string">
            <text:p text:style-name="P2"><text:span text:style-name="T2">mlxtend</text:span></text:p>
          </table:table-cell>
          <table:table-cell table:style-name="Tabela1.B2" office:value-type="string">
            <text:p text:style-name="P14">Uma biblioteca de ferramentas e extensões para ciência de dados</text:p>
          </table:table-cell>
        </table:table-row>
        <table:table-row table:style-name="Tabela1.4">
          <table:table-cell table:style-name="Tabela1.A2" office:value-type="string">
            <text:p text:style-name="P7">openpyxl</text:p>
          </table:table-cell>
          <table:table-cell table:style-name="Tabela1.B2" office:value-type="string">
            <text:p text:style-name="P15">Biblioteca para ler/gravar dados em formato planilha</text:p>
          </table:table-cell>
        </table:table-row>
        <table:table-row table:style-name="Tabela1.4">
          <table:table-cell table:style-name="Tabela1.A2" office:value-type="string">
            <text:p text:style-name="P9">faker</text:p>
          </table:table-cell>
          <table:table-cell table:style-name="Tabela1.B2" office:value-type="string">
            <text:p text:style-name="P16">Biblioteca para criar dados fictícios para as tabelas</text:p>
          </table:table-cell>
        </table:table-row>
      </table:table>
      <text:p text:style-name="P2"/>
      <text:p text:style-name="P4">Vamos manipular os dados para obter informações dos seguintes indicadores</text:p>
      <text:p text:style-name="P4"/>
      <text:list text:style-name="L1">
        <text:list-item>
          <text:p text:style-name="P5"><text:span text:style-name="T4">Produtos mais vendidos por época</text:span>: Essa informação pode ser usada para identificar quais produtos têm maior volume de vendas e qual época de um período de tempo, isso permite o planejamento antecipado do seu estoque evitando fal<text:span text:style-name="T3">ta ou excesso de produtos;</text:span></text:p>
        </text:list-item>
        <text:list-item>
          <text:p text:style-name="P8"><text:span text:style-name="T4">Volume de vendas por região</text:span>: Com essa informação é possível identificar regiões com maior volume de vendas, isso pode indicar um local onde investir em maior força de vendas ou campanhas publicitárias.</text:p>
        </text:list-item>
        <text:list-item>
          <text:p text:style-name="P8"><text:span text:style-name="T4">Segmentar clientes</text:span>: Analisando os dados de venda, podemos criar uma segmentação de clientes que pode ser usada para criação e aplicação de campanhas personalizadas que atendem as necessidades e interesses dos clientes de determinados segmentos.</text:p>
        </text:list-item>
        <text:list-item>
          <text:p text:style-name="P8"><text:span text:style-name="T4">Identificar oportunidades de </text:span><text:span text:style-name="T6">cross selling</text:span><text:span text:style-name="T4"> e </text:span><text:span text:style-name="T6">up selling</text:span>: O <text:span text:style-name="T5">cross selling</text:span>, conhecido como venda cruzada, é uma forma de melhorar a experiência do cliente e aumentar o valor da compra e consiste em oferecer produtos ou serviços complementares a compra original do cliente. Isso pode ser usado para aumento do ticket médio de pedidos. No <text:span text:style-name="T5">up selling</text:span> o cliente tem a possibilidade de conhecer produtos melhores em relação ao que está considerando em um pedido, logo o produto pode ter uma maior qualidade e valor agregado. </text:p>
        </text:list-item>
      </text:list>
      <text:p text:style-name="P7"/>
      <text:p text:style-name="P6"><text:span text:style-name="T4">Produtos mais vendidos por época</text:span></text:p>
      <text:p text:style-name="P6"><text:span text:style-name="T4"/></text:p>
      <text:p text:style-name="P10">Com base nesta análise, além de identificar os produtos com maior volume de vendas por época, é possível abstrair informações que ajudam na criação de campanhas promocionais, focadas em períodos específicos e permite visualizar mudanças em padrões de vendas possibilitando ajustar a oferta do produto. </text:p>
      <text:p text:style-name="P10"/>
      <text:p text:style-name="P12">Volume de vendas por região</text:p>
      <text:p text:style-name="P12"/>
      <text:p text:style-name="P11">Esse indicador pode ajudar a adaptar os produtos conforme a preferência regional, otimizar as rotas de entrega e reduzir custos logísticos.</text:p>
      <text:p text:style-name="P12"><text:soft-page-break/>Segmentar clientes</text:p>
      <text:p text:style-name="P12"/>
      <text:p text:style-name="P11">Segmentar os clientes, classificando-os em diferentes níveis pode ajudar a na alocação inteligente de recursos, priorizando os mais rentáveis, entendendo melhor o perfil de cada um dos clientes para melhorar a experiência deste e aumentar a periodicidade.</text:p>
      <text:p text:style-name="P11"/>
      <text:p text:style-name="P12">Identificar oportunidades de cross-selling e upselling </text:p>
      <text:p text:style-name="P12"/>
      <text:p text:style-name="P11">Com estas informações é possível desenvolver métodos de vendas mais eficazes, melhorando a sua percepção sobre a empresa frente concorrências pois possibilita uma experiência mais ampla oferecendo produtos que realmente interessam ou complementam as compras do cliente.</text:p>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0:41:03.208000000</meta:creation-date>
    <dc:date>2024-11-10T23:19:53.154000000</dc:date>
    <meta:editing-duration>PT7H21M52S</meta:editing-duration>
    <meta:editing-cycles>4</meta:editing-cycles>
    <meta:generator>LibreOffice/24.2.2.2$Windows_X86_64 LibreOffice_project/d56cc158d8a96260b836f100ef4b4ef25d6f1a01</meta:generator>
    <meta:document-statistic meta:table-count="1" meta:image-count="0" meta:object-count="0" meta:page-count="2" meta:paragraph-count="29" meta:word-count="629" meta:character-count="4091" meta:non-whitespace-character-count="3488"/>
  </office:meta>
</office:document-meta>
</file>